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ff3" svg:font-family="ff3, Georgia1, Georgia,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2"/>
    <style:style style:name="T1" style:family="text">
      <style:text-properties fo:font-variant="normal" fo:text-transform="none" style:font-name="ff3" fo:font-size="83.25pt" fo:letter-spacing="normal" fo:font-style="normal" fo:font-weight="normal"/>
    </style:style>
    <style:style style:name="T2" style:family="text">
      <style:text-properties fo:font-variant="normal" fo:text-transform="none" style:font-name="ff3" fo:font-size="12pt" fo:letter-spacing="normal" fo:font-style="normal" fo:font-weight="normal" style:font-size-asian="12pt" style:font-size-complex="12pt"/>
    </style:style>
    <style:style style:name="T3" style:family="text">
      <style:text-properties fo:font-size="12pt" style:font-size-asian="12pt" style:font-size-complex="12pt"/>
    </style:style>
    <style:style style:name="T4" style:family="text">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is:</text:p>
      <text:p text:style-name="P1">The destruction caused by human nature is illustrated through vivid imagery and descriptive language to emphasize that the actions of the humans only hindered conservation rather than to promote it which emphasizes the brutality of human nature. </text:p>
      <text:p text:style-name="P1"/>
      <text:p text:style-name="P1"/>
      <text:p text:style-name="P1"/>
      <text:p text:style-name="P1">1.Weik, Alexa. “The Home, the Tide, the World: Eco-Cosmopolitan Encounters in Amitav Ghosh's the Hungry Tide.”.Journal of Commonwealth and Postcolonial Studies. 13.2-14.1(2006): 120-141. Print.</text:p>
      <text:p text:style-name="P1"/>
      <text:p text:style-name="P1">This essay illustrates the meager efforts of national politics to better construct a means of conservation in the Sundurbans. It goes on to deliberate how these efforts caused so much more harm to the inhabitants of these islands than assist in its resuscitation towards a suitable habitat for native species.</text:p>
      <text:p text:style-name="P1"/>
      <text:p text:style-name="P1">I can use this piece of criticism to analyze the brutality of the massacre that took place in these islands in means for conservation of species. I can also deliberate the effects it has caused on the people that lived at this place they called home. </text:p>
      <text:p text:style-name="P3"/>
      <text:list xml:id="list2721234689966230729" text:style-name="L2">
        <text:list-item>
          <text:p text:style-name="P4"><text:span text:style-name="T2">Questions of environmental(in)justice, seen from an eco-cosmopolitan perspective, involve both human and non-human needs and rights</text:span><text:span text:style-name="T4"> </text:span></text:p>
        </text:list-item>
      </text:list>
      <text:p text:style-name="P1"/>
      <text:p text:style-name="P1">Jalais, Annu. “Dwelling on Morichjhanpi: When Tigers Became 'Citizens', Refugees 'Tiger-Food'”.Economic&amp;PoliticalWekly.40.17(2005): 1757-1762. Print.</text:p>
      <text:p text:style-name="P1"/>
      <text:p text:style-name="P1">The accounts that lead up to the events in Morichjhanpi depict the honest morbidity of what happened. Jalais has explained the accounts of the individuals that were victims to this incident. Their fight for their homes was a explained as a metaphor of their voice for freedom. </text:p>
      <text:p text:style-name="P1"/>
      <text:p text:style-name="P1">I'll be using this to illustrate the struggle of these people to keep a home just as any other human being. This will show that their struggle had a purpos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OpenSymbol" svg:font-family="OpenSymbol"/>
    <style:font-face style:name="ff3" svg:font-family="ff3, Georgia1, Georgia,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4-23T21:33:46.90</meta:creation-date>
    <dc:date>2015-05-03T23:02:17.52</dc:date>
    <dc:creator>manoj vasa</dc:creator>
    <meta:editing-duration>PT8H55M5S</meta:editing-duration>
    <meta:editing-cycles>2</meta:editing-cycles>
    <meta:generator>OpenOffice/4.1.1$Win32 OpenOffice.org_project/411m6$Build-9775</meta:generator>
    <meta:document-statistic meta:table-count="0" meta:image-count="0" meta:object-count="0" meta:page-count="1" meta:paragraph-count="9" meta:word-count="264" meta:character-count="1722"/>
  </office:meta>
</office:document-meta>
</file>